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b468" officeooo:paragraph-rsid="000db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 2 :</text:p>
      <text:p text:style-name="P1"/>
      <text:p text:style-name="P1">Je finis d’abord la v1 avant de commencer la v2 mais bon, je vais quand même faire un peu de v2 pour avancer un peu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5:22:08.631022675</meta:creation-date>
    <dc:date>2019-10-08T15:23:03.852335024</dc:date>
    <meta:editing-duration>PT5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8" meta:character-count="123" meta:non-whitespace-character-count="97"/>
  </office:meta>
</office:document-meta>
</file>